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98c37" officeooo:paragraph-rsid="00198c37"/>
    </style:style>
    <style:style style:name="P4" style:family="paragraph" style:parent-style-name="Text_20_body" style:list-style-name="L1">
      <style:text-properties officeooo:rsid="00233108" officeooo:paragraph-rsid="00233108"/>
    </style:style>
    <style:style style:name="P5" style:family="paragraph" style:parent-style-name="Text_20_body" style:list-style-name="L2">
      <style:text-properties officeooo:rsid="002a40e7" officeooo:paragraph-rsid="002a40e7"/>
    </style:style>
    <style:style style:name="T1" style:family="text">
      <style:text-properties officeooo:rsid="0013be35"/>
    </style:style>
    <style:style style:name="T2" style:family="text">
      <style:text-properties officeooo:rsid="001be6c4"/>
    </style:style>
    <style:style style:name="T3" style:family="text">
      <style:text-properties officeooo:rsid="0024e710"/>
    </style:style>
    <style:style style:name="T4" style:family="text">
      <style:text-properties officeooo:rsid="0025fa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6:1-12</text:h>
      <text:h text:style-name="Heading_20_2" text:outline-level="2"><text:bookmark text:name="en-GNT-26720"/>The Demand for a Miracle <text:span text:style-name="T1">(1-4)</text:span></text:h>
      <text:list xml:id="list1202342961" text:style-name="L1">
        <text:list-item>
          <text:p text:style-name="P1">Some Pharisees and Sadducees who came to Jesus wanted to trap him, so they asked him to perform a miracle for them, to show that God approved of him. But Jesus answered, “When the sun is setting, you say, ‘We are going to have fine weather, because the sky is red.’ And early in the morning you say, ‘It is going to rain, because the sky is red and dark.’ You can predict the weather by looking at the sky, but you cannot interpret the signs concerning these times! How evil and godless are the people of this day! You ask me for a miracle? No! The only miracle you will be given is the miracle of Jonah.” So he left them and went away.</text:p>
        </text:list-item>
        <text:list-item>
          <text:p text:style-name="P3">Intentions and motives, the Pharisees and Sadducees had bad intentions and motives. We should not be like the Pharisees and Sadducees, our intentions and motives should be good always. <text:span text:style-name="T2">We should evaluate our motives and intentions before we speak or act.</text:span></text:p>
        </text:list-item>
        <text:list-item>
          <text:p text:style-name="P4">What Christ said is true even to this day, we can predict weather forecast and other things but we fail to predict heavenly signs of the times we’re in. <text:span text:style-name="T3">We should attune ourselves to be able to predict spiritual events. </text:span><text:span text:style-name="T4">Right now men are becoming lovers of men, various diseases are on the rise, we’re experiencing a lot of natural disasters, fake prophets and other things. These things have all been prophesied in Revelations and other books, they are signs of end times and what are we doing about it.</text:span></text:p>
        </text:list-item>
      </text:list>
      <text:h text:style-name="Heading_20_2" text:outline-level="2"><text:bookmark text:name="en-GNT-26724"/>The Yeast of the Pharisees and Sadducees <text:span text:style-name="T1">(5-12)</text:span></text:h>
      <text:list xml:id="list3246735828" text:style-name="L2">
        <text:list-item>
          <text:p text:style-name="P2">When the disciples crossed over to the other side of the lake, they forgot to take any bread. Jesus said to them, “Take care; be on your guard against the yeast of the Pharisees and Sadducees.” They started discussing among themselves, “He says this because we didn't bring any bread.” Jesus knew what they were saying, so he asked them, “Why are you discussing among yourselves about not having any bread? What little faith you have! Don't you understand yet? Don't you remember when I broke the five loaves for the five thousand men? How many baskets did you fill? <text:bookmark text:name="en-GNT-26729"/>And what about the seven loaves for the four thousand men? How many baskets did you fill? <text:bookmark text:name="en-GNT-26730"/>How is it that you don't understand that I was not talking to you about bread? Guard yourselves from the yeast of the Pharisees and Sadducees!”<text:bookmark text:name="en-GNT-26731"/> Then the disciples understood that he was not warning them to guard themselves from the yeast used in bread but from the teaching of the Pharisees and Sadducees.</text:p>
        </text:list-item>
        <text:list-item>
          <text:p text:style-name="P5">We should also guard ourselves from the yeast of modern day society, some teachings that are in the world will lead us to destruction hence we need to be vigilant alway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2T08:11:05.407167876</meta:creation-date>
    <dc:date>2021-12-22T09:12:28.216395063</dc:date>
    <meta:editing-duration>PT19M35S</meta:editing-duration>
    <meta:editing-cycles>11</meta:editing-cycles>
    <meta:generator>LibreOffice/6.4.7.2$Linux_X86_64 LibreOffice_project/40$Build-2</meta:generator>
    <meta:document-statistic meta:table-count="0" meta:image-count="0" meta:object-count="0" meta:page-count="1" meta:paragraph-count="8" meta:word-count="479" meta:character-count="2623" meta:non-whitespace-character-count="2157"/>
  </office:meta>
</office:document-meta>
</file>